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myak Devanagari1" svg:font-family="'Samyak Devanagari'"/>
    <style:font-face style:name="Liberation Serif" svg:font-family="'Liberation Serif'" style:font-family-generic="roman" style:font-pitch="variable"/>
    <style:font-face style:name="Liberation Sans" svg:font-family="'Liberation Sans'" style:font-family-generic="swiss" style:font-pitch="variable"/>
    <style:font-face style:name="Samyak Devanagari" svg:font-family="'Samyak Devanagari'" style:font-family-generic="system" style:font-pitch="variable"/>
    <style:font-face style:name="Tahoma" svg:font-family="Tahoma" style:font-family-generic="system" style:font-pitch="variable"/>
  </office:font-face-decls>
  <office:automatic-styles>
    <style:style style:name="Table1" style:family="table">
      <style:table-properties style:width="9.393cm" table:align="left"/>
    </style:style>
    <style:style style:name="Table1.A" style:family="table-column">
      <style:table-column-properties style:column-width="3.403cm"/>
    </style:style>
    <style:style style:name="Table1.B" style:family="table-column">
      <style:table-column-properties style:column-width="5.99cm"/>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2" style:family="table">
      <style:table-properties style:width="9.393cm" table:align="left"/>
    </style:style>
    <style:style style:name="Table2.A" style:family="table-column">
      <style:table-column-properties style:column-width="3.403cm"/>
    </style:style>
    <style:style style:name="Table2.B" style:family="table-column">
      <style:table-column-properties style:column-width="5.99cm"/>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B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758f" officeooo:paragraph-rsid="000b758f"/>
    </style:style>
    <style:style style:name="P2" style:family="paragraph" style:parent-style-name="Standard">
      <style:text-properties fo:font-weight="bold" officeooo:rsid="000b758f" officeooo:paragraph-rsid="000b758f" style:font-weight-asian="bold" style:font-weight-complex="bold"/>
    </style:style>
    <style:style style:name="P3" style:family="paragraph" style:parent-style-name="Standard">
      <style:text-properties fo:font-weight="bold" officeooo:rsid="000f633b" officeooo:paragraph-rsid="000f633b" style:font-weight-asian="bold" style:font-weight-complex="bold"/>
    </style:style>
    <style:style style:name="P4" style:family="paragraph" style:parent-style-name="Standard">
      <style:text-properties officeooo:rsid="000db0f6" officeooo:paragraph-rsid="000db0f6"/>
    </style:style>
    <style:style style:name="P5" style:family="paragraph" style:parent-style-name="Standard">
      <style:text-properties officeooo:rsid="000f633b" officeooo:paragraph-rsid="000f633b"/>
    </style:style>
    <style:style style:name="P6" style:family="paragraph" style:parent-style-name="Standard">
      <style:text-properties officeooo:rsid="000f633b" officeooo:paragraph-rsid="00103dc9"/>
    </style:style>
    <style:style style:name="P7" style:family="paragraph" style:parent-style-name="Standard">
      <style:text-properties officeooo:paragraph-rsid="000f633b"/>
    </style:style>
    <style:style style:name="P8" style:family="paragraph" style:parent-style-name="Standard">
      <style:text-properties fo:font-weight="normal" officeooo:rsid="00103dc9" officeooo:paragraph-rsid="00103dc9" style:font-weight-asian="normal" style:font-weight-complex="normal"/>
    </style:style>
    <style:style style:name="P9" style:family="paragraph" style:parent-style-name="Text_20_body">
      <style:text-properties officeooo:rsid="000d6aa3" officeooo:paragraph-rsid="000d6aa3"/>
    </style:style>
    <style:style style:name="P10" style:family="paragraph" style:parent-style-name="Text_20_body">
      <style:text-properties officeooo:rsid="000db0f6" officeooo:paragraph-rsid="000db0f6"/>
    </style:style>
    <style:style style:name="P11" style:family="paragraph" style:parent-style-name="Heading_20_1">
      <style:text-properties officeooo:rsid="000d6aa3" officeooo:paragraph-rsid="000d6aa3"/>
    </style:style>
    <style:style style:name="P12" style:family="paragraph" style:parent-style-name="Table_20_Contents">
      <style:text-properties officeooo:rsid="000f633b"/>
    </style:style>
    <style:style style:name="P13" style:family="paragraph" style:parent-style-name="Table_20_Contents">
      <style:text-properties officeooo:rsid="000f633b" officeooo:paragraph-rsid="000f633b"/>
    </style:style>
    <style:style style:name="T1" style:family="text">
      <style:text-properties officeooo:rsid="000d6aa3"/>
    </style:style>
    <style:style style:name="T2" style:family="text">
      <style:text-properties officeooo:rsid="000db0f6"/>
    </style:style>
    <style:style style:name="T3" style:family="text">
      <style:text-properties officeooo:rsid="000f633b"/>
    </style:style>
    <style:style style:name="T4" style:family="text">
      <style:text-properties fo:font-weight="bold" style:font-weight-asian="bold" style:font-weight-complex="bold"/>
    </style:style>
    <style:style style:name="T5" style:family="text">
      <style:text-properties officeooo:rsid="00103d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mf581g – Instructions</text:p>
      <text:p text:style-name="Subtitle">Luke Surl, <text:span text:style-name="T5">L.Surl@ed.ac.uk</text:span> 2017-02-14</text:p>
      <text:h text:style-name="P11" text:outline-level="1">About</text:h>
      <text:p text:style-name="P9">This utility intakes information from both <text:span text:style-name="T5">the OMI instrument</text:span> and <text:span text:style-name="T2">GEOS-Chem's ND51 output, and calculates – for each satellite pixel – an AMF.</text:span></text:p>
      <text:p text:style-name="P10">It is a slightly modified version of Randall Martin's AMF algorithm: <text:a xlink:type="simple" xlink:href="http://fizz.phys.dal.ca/~atmos/martin/?page_id=129" text:style-name="Internet_20_link" text:visited-style-name="Visited_20_Internet_20_Link">http://fizz.phys.dal.ca/~atmos/martin/?page_id=129</text:a> </text:p>
      <text:h text:style-name="Heading_20_1" text:outline-level="1">Downloading</text:h>
      <text:p text:style-name="P1">The code can be downloaded from <text:a xlink:type="simple" xlink:href="https://github.com/LukeSurl/amf581g" text:style-name="Internet_20_link" text:visited-style-name="Visited_20_Internet_20_Link">https://github.com/LukeSurl/amf581g</text:a></text:p>
      <text:p text:style-name="P1"/>
      <text:h text:style-name="Heading_20_1" text:outline-level="1">Compiling</text:h>
      <text:p text:style-name="P1">“Makefile”, lines 139 and 144 will need to point towards the HE5 and HDF libraries on your machine.</text:p>
      <text:p text:style-name="P1"/>
      <text:p text:style-name="P1">In “define.h” you may need to change the option on lines 97-100. I make no guarentees anything will work if you have to change this. GEOS-5 on line 67 includes GEOS-FP as well – you don't need to worry about this option</text:p>
      <text:p text:style-name="P1"/>
      <text:p text:style-name="P1">The command to compile is:</text:p>
      <text:p text:style-name="P2">gmake</text:p>
      <text:p text:style-name="P1"/>
      <text:p text:style-name="P1">Note: this code is set up to do AMFs for OMI HCHO columns. Although this utility <text:span text:style-name="T2">was originally</text:span> designed to have wider functionality, th<text:span text:style-name="T1">e modifications made mean that trying to switch to another satellite or to NO2 will almost certainly fail. It would probably be better to start from Martin's original code.</text:span></text:p>
      <text:p text:style-name="P1"/>
      <text:h text:style-name="Heading_20_1" text:outline-level="1">Using</text:h>
      <text:p text:style-name="P1"/>
      <text:p text:style-name="P4">The code takes satellite data input in csv format. Converting .he5 satellite files to such a format needs to be done in an external utility. <text:span text:style-name="T3">The csv files should have the following columns:</text:span></text:p>
      <table:table table:name="Table1" table:style-name="Table1">
        <table:table-column table:style-name="Table1.A"/>
        <table:table-column table:style-name="Table1.B"/>
        <table:table-row>
          <table:table-cell table:style-name="Table1.A1" office:value-type="string">
            <text:p text:style-name="P13">Column number</text:p>
          </table:table-cell>
          <table:table-cell table:style-name="Table1.B1" office:value-type="string">
            <text:p text:style-name="P12">Field</text:p>
          </table:table-cell>
        </table:table-row>
        <table:table-row>
          <table:table-cell table:style-name="Table1.A10" office:value-type="string">
            <text:p text:style-name="P13">1</text:p>
          </table:table-cell>
          <table:table-cell table:style-name="Table1.B10" office:value-type="string">
            <text:p text:style-name="P13">Unique Line Number</text:p>
          </table:table-cell>
        </table:table-row>
        <table:table-row>
          <table:table-cell table:style-name="Table1.A10" office:value-type="string">
            <text:p text:style-name="P13">2</text:p>
          </table:table-cell>
          <table:table-cell table:style-name="Table1.B10" office:value-type="string">
            <text:p text:style-name="P13">Swath</text:p>
          </table:table-cell>
        </table:table-row>
        <table:table-row>
          <table:table-cell table:style-name="Table1.A10" office:value-type="string">
            <text:p text:style-name="P13">3</text:p>
          </table:table-cell>
          <table:table-cell table:style-name="Table1.B10" office:value-type="string">
            <text:p text:style-name="P13">Pixel (0-59)</text:p>
          </table:table-cell>
        </table:table-row>
        <table:table-row>
          <table:table-cell table:style-name="Table1.A10" office:value-type="string">
            <text:p text:style-name="P13">4</text:p>
          </table:table-cell>
          <table:table-cell table:style-name="Table1.B10" office:value-type="string">
            <text:p text:style-name="P13">Latitude of pixel centre</text:p>
          </table:table-cell>
        </table:table-row>
        <table:table-row>
          <table:table-cell table:style-name="Table1.A10" office:value-type="string">
            <text:p text:style-name="P13">5</text:p>
          </table:table-cell>
          <table:table-cell table:style-name="Table1.B10" office:value-type="string">
            <text:p text:style-name="P13">Longitude of pixel centre</text:p>
          </table:table-cell>
        </table:table-row>
        <table:table-row>
          <table:table-cell table:style-name="Table1.A10" office:value-type="string">
            <text:p text:style-name="P13">6</text:p>
          </table:table-cell>
          <table:table-cell table:style-name="Table1.B10" office:value-type="string">
            <text:p text:style-name="P13">Solar Zenith Angle</text:p>
          </table:table-cell>
        </table:table-row>
        <text:soft-page-break/>
        <table:table-row>
          <table:table-cell table:style-name="Table1.A10" office:value-type="string">
            <text:p text:style-name="P13">7</text:p>
          </table:table-cell>
          <table:table-cell table:style-name="Table1.B10" office:value-type="string">
            <text:p text:style-name="P13">Satellite Viewing Angle</text:p>
          </table:table-cell>
        </table:table-row>
        <table:table-row>
          <table:table-cell table:style-name="Table1.A10" office:value-type="string">
            <text:p text:style-name="P13">8</text:p>
          </table:table-cell>
          <table:table-cell table:style-name="Table1.B10" office:value-type="string">
            <text:p text:style-name="P13">Cloud fraction</text:p>
          </table:table-cell>
        </table:table-row>
        <table:table-row>
          <table:table-cell table:style-name="Table1.A10" office:value-type="string">
            <text:p text:style-name="P13">9</text:p>
          </table:table-cell>
          <table:table-cell table:style-name="Table1.B10" office:value-type="string">
            <text:p text:style-name="P13">Cloud top pressure</text:p>
          </table:table-cell>
        </table:table-row>
      </table:table>
      <text:p text:style-name="P4"/>
      <text:p text:style-name="P4"/>
      <text:p text:style-name="P4">The GEOS-Chem ND51 files that <text:span text:style-name="T3">the utility takes in must have various parameters contained, otherwise the processing will fail. The ND51 file must cover the whole globe at 2x2.5 resolution.</text:span></text:p>
      <text:p text:style-name="P4"/>
      <text:p text:style-name="P5">The command to run the utility from the command line is:</text:p>
      <text:p text:style-name="P5"/>
      <text:p text:style-name="P3">./amf.run SATELLITE_INPUT.csv ND51FILE.bpch OUTTPUTFILENAME.hcho YYYY MM DD</text:p>
      <text:p text:style-name="P3"/>
      <text:p text:style-name="P8">Only one day, specified in YYYY MM DD format can be run at a time. If the ND51file does not contain data for this day, the processing will fail. Simple parallelisation can be achieved by executing the utility multiple times concurrently.</text:p>
      <text:p text:style-name="P3"/>
      <text:p text:style-name="P6">The output file will be created <text:span text:style-name="T5">at the path specified.</text:span> <text:span text:style-name="T5">It </text:span>will be a comma-separated file with the following output, one line per line of <text:span text:style-name="T4">SATELLITE_INPUT.csv</text:span>:</text:p>
      <text:p text:style-name="P5"/>
      <text:p text:style-name="P5"/>
      <table:table table:name="Table2" table:style-name="Table2">
        <table:table-column table:style-name="Table2.A"/>
        <table:table-column table:style-name="Table2.B"/>
        <table:table-row>
          <table:table-cell table:style-name="Table2.A1" office:value-type="string">
            <text:p text:style-name="P13">Column number</text:p>
          </table:table-cell>
          <table:table-cell table:style-name="Table2.B1" office:value-type="string">
            <text:p text:style-name="P13">Field</text:p>
          </table:table-cell>
        </table:table-row>
        <table:table-row>
          <table:table-cell table:style-name="Table2.A6" office:value-type="string">
            <text:p text:style-name="P13">1</text:p>
          </table:table-cell>
          <table:table-cell table:style-name="Table2.B6" office:value-type="string">
            <text:p text:style-name="P13">Placeholder text</text:p>
          </table:table-cell>
        </table:table-row>
        <table:table-row>
          <table:table-cell table:style-name="Table2.A6" office:value-type="string">
            <text:p text:style-name="P13">2</text:p>
          </table:table-cell>
          <table:table-cell table:style-name="Table2.B6" office:value-type="string">
            <text:p text:style-name="P13">Unique Line Number</text:p>
          </table:table-cell>
        </table:table-row>
        <table:table-row>
          <table:table-cell table:style-name="Table2.A6" office:value-type="string">
            <text:p text:style-name="P13">3</text:p>
          </table:table-cell>
          <table:table-cell table:style-name="Table2.B6" office:value-type="string">
            <text:p text:style-name="P13">AMF</text:p>
          </table:table-cell>
        </table:table-row>
        <table:table-row>
          <table:table-cell table:style-name="Table2.A6" office:value-type="string">
            <text:p text:style-name="P13">4</text:p>
          </table:table-cell>
          <table:table-cell table:style-name="Table2.B6" office:value-type="string">
            <text:p text:style-name="P13">Geos-Chem vertical column</text:p>
          </table:table-cell>
        </table:table-row>
        <table:table-row>
          <table:table-cell table:style-name="Table2.A6" office:value-type="string">
            <text:p text:style-name="P13">5</text:p>
          </table:table-cell>
          <table:table-cell table:style-name="Table2.B6" office:value-type="string">
            <text:p text:style-name="P13">Placeholder text</text:p>
          </table:table-cell>
        </table:table-row>
      </table:table>
      <text:p text:style-name="P7"/>
      <text:p text:style-name="P5">Note: the code is currently constructed to require the minimum input and give the <text:span text:style-name="T5">minimum</text:span> output required, this helps conserve disk space <text:span text:style-name="T5">when doing multiple days</text:span>. However it is relatively easy to modify the inputs and outputs to include other parameters. For example, users may want to input the slant column so that this is written out in the same file, line by line, as the appropriate AM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myak Devanagari1" svg:font-family="'Samyak Devanagari'"/>
    <style:font-face style:name="Liberation Serif" svg:font-family="'Liberation Serif'" style:font-family-generic="roman" style:font-pitch="variable"/>
    <style:font-face style:name="Liberation Sans" svg:font-family="'Liberation Sans'" style:font-family-generic="swiss" style:font-pitch="variable"/>
    <style:font-face style:name="Samyak Devanagari" svg:font-family="'Samyak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Samyak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Tahoma" style:font-size-asian="10.5pt" style:language-asian="zh" style:country-asian="CN" style:font-name-complex="Samyak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Samyak Devanagari" style:font-family-complex="'Samyak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Samyak Devanagari1" style:font-family-complex="'Samyak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Samyak Devanagari1" style:font-family-complex="'Samyak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Samyak Devanagari1" style:font-family-complex="'Samyak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ke Surl</meta:initial-creator>
    <meta:creation-date>2017-02-14T15:36:52.607099763</meta:creation-date>
    <dc:date>2017-02-14T16:45:06.571379486</dc:date>
    <dc:creator>Luke Surl</dc:creator>
    <meta:editing-duration>PT6M11S</meta:editing-duration>
    <meta:editing-cycles>1</meta:editing-cycles>
    <meta:generator>LibreOffice/5.0.6.2$Linux_X86_64 LibreOffice_project/00$Build-2</meta:generator>
    <meta:document-statistic meta:table-count="2" meta:image-count="0" meta:object-count="0" meta:page-count="2" meta:paragraph-count="53" meta:word-count="439" meta:character-count="2655" meta:non-whitespace-character-count="2264"/>
  </office:meta>
</office:document-meta>
</file>